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53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2.2953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8161in" svg:y="2.8in">
            <draw:object draw:notify-on-update-of-ranges="Sheet1.A14:Sheet1.A513 Sheet1.B13:Sheet1.B13 Sheet1.B14:Sheet1.B513 Sheet1.A14:Sheet1.A513 Sheet1.C13:Sheet1.C13 Sheet1.C14:Sheet1.C5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Dataset name: data/vowel.arff</text:p>
          </table:table-cell>
          <table:table-cell table:number-columns-repeated="3"/>
        </table:table-row>
        <table:table-row table:style-name="ro1">
          <table:table-cell office:value-type="string">
            <text:p>Number of instances: 990</text:p>
          </table:table-cell>
          <table:table-cell table:number-columns-repeated="3"/>
        </table:table-row>
        <table:table-row table:style-name="ro1">
          <table:table-cell office:value-type="string">
            <text:p>Number of attributes: 11</text:p>
          </table:table-cell>
          <table:table-cell table:number-columns-repeated="3"/>
        </table:table-row>
        <table:table-row table:style-name="ro1">
          <table:table-cell office:value-type="string">
            <text:p>Learning algorithm: neuralnet</text:p>
          </table:table-cell>
          <table:table-cell table:number-columns-repeated="3"/>
        </table:table-row>
        <table:table-row table:style-name="ro1">
          <table:table-cell office:value-type="string">
            <text:p>Evaluation method: rando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lculating accuracy on a random hold-out set...</text:p>
          </table:table-cell>
          <table:table-cell table:number-columns-repeated="3"/>
        </table:table-row>
        <table:table-row table:style-name="ro1">
          <table:table-cell office:value-type="string">
            <text:p>Percentage used for training: 0.75</text:p>
          </table:table-cell>
          <table:table-cell table:number-columns-repeated="3"/>
        </table:table-row>
        <table:table-row table:style-name="ro1">
          <table:table-cell office:value-type="string">
            <text:p>Percentage used for testing: 0.25</text:p>
          </table:table-cell>
          <table:table-cell table:number-columns-repeated="3"/>
        </table:table-row>
        <table:table-row table:style-name="ro1">
          <table:table-cell office:value-type="string">
            <text:p>input</text:p>
          </table:table-cell>
          <table:table-cell office:value-type="string">
            <text:p><text:s/>hidden</text:p>
          </table:table-cell>
          <table:table-cell office:value-type="string">
            <text:p><text:s/>hidden layers</text:p>
          </table:table-cell>
          <table:table-cell office:value-type="string">
            <text:p><text:s/>outp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Epochs</text:p>
          </table:table-cell>
          <table:table-cell office:value-type="string">
            <text:p><text:s/>Training MSE</text:p>
          </table:table-cell>
          <table:table-cell office:value-type="string">
            <text:p><text:s/>Validation Classification Accurac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26952442147729">
            <text:p>0.9269524421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05332546681628">
            <text:p>0.9053325467</text:p>
          </table:table-cell>
          <table:table-cell office:value-type="float" office:value="0.141129032258065">
            <text:p>0.141129032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52280869514219">
            <text:p>0.8522808695</text:p>
          </table:table-cell>
          <table:table-cell office:value-type="float" office:value="0.165322580645161">
            <text:p>0.165322580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13863297974982">
            <text:p>0.813863298</text:p>
          </table:table-cell>
          <table:table-cell office:value-type="float" office:value="0.270161290322581">
            <text:p>0.270161290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92732041544796">
            <text:p>0.7927320415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71142433613008">
            <text:p>0.7711424336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48704390361793">
            <text:p>0.7487043904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26653433223441">
            <text:p>0.7266534332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06683495884535">
            <text:p>0.7066834959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89939718988957">
            <text:p>0.689939719</text:p>
          </table:table-cell>
          <table:table-cell office:value-type="float" office:value="0.491935483870968">
            <text:p>0.491935483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675874983571937">
            <text:p>0.6758749836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663398205813787">
            <text:p>0.6633982058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651651016156174">
            <text:p>0.6516510162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640148881184148">
            <text:p>0.6401488812</text:p>
          </table:table-cell>
          <table:table-cell office:value-type="float" office:value="0.568548387096774">
            <text:p>0.568548387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62872431998225">
            <text:p>0.62872432</text:p>
          </table:table-cell>
          <table:table-cell office:value-type="float" office:value="0.592741935483871">
            <text:p>0.592741935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617408481108946">
            <text:p>0.6174084811</text:p>
          </table:table-cell>
          <table:table-cell office:value-type="float" office:value="0.620967741935484">
            <text:p>0.62096774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606303868109511">
            <text:p>0.6063038681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595507534061762">
            <text:p>0.5955075341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585086966189301">
            <text:p>0.5850869662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575079538694096">
            <text:p>0.5750795387</text:p>
          </table:table-cell>
          <table:table-cell office:value-type="float" office:value="0.641129032258065">
            <text:p>0.6411290323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565495181766659">
            <text:p>0.5654951818</text:p>
          </table:table-cell>
          <table:table-cell office:value-type="float" office:value="0.641129032258065">
            <text:p>0.641129032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556317320763935">
            <text:p>0.5563173208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547508392631528">
            <text:p>0.5475083926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539021813916255">
            <text:p>0.5390218139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530814993201928">
            <text:p>0.5308149932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522857854483086">
            <text:p>0.5228578545</text:p>
          </table:table-cell>
          <table:table-cell office:value-type="float" office:value="0.641129032258065">
            <text:p>0.641129032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515133752517277">
            <text:p>0.5151337525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507633719222877">
            <text:p>0.5076337192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00349541049085">
            <text:p>0.500349541</text:p>
          </table:table-cell>
          <table:table-cell office:value-type="float" office:value="0.641129032258065">
            <text:p>0.641129032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493270502230147">
            <text:p>0.4932705022</text:p>
          </table:table-cell>
          <table:table-cell office:value-type="float" office:value="0.641129032258065">
            <text:p>0.6411290323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486383747360827">
            <text:p>0.4863837474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79675755741032">
            <text:p>0.4796757557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73133368746104">
            <text:p>0.4731333687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466744071842893">
            <text:p>0.4667440718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460495835153373">
            <text:p>0.4604958352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54377112529807">
            <text:p>0.4543771125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448377528476008">
            <text:p>0.4483775285</text:p>
          </table:table-cell>
          <table:table-cell office:value-type="float" office:value="0.665322580645161">
            <text:p>0.665322580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42489293702823">
            <text:p>0.4424892937</text:p>
          </table:table-cell>
          <table:table-cell office:value-type="float" office:value="0.665322580645161">
            <text:p>0.665322580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436708744847279">
            <text:p>0.4367087448</text:p>
          </table:table-cell>
          <table:table-cell office:value-type="float" office:value="0.665322580645161">
            <text:p>0.665322580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431036981470101">
            <text:p>0.4310369815</text:p>
          </table:table-cell>
          <table:table-cell office:value-type="float" office:value="0.669354838709677">
            <text:p>0.6693548387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425478772343341">
            <text:p>0.4254787723</text:p>
          </table:table-cell>
          <table:table-cell office:value-type="float" office:value="0.681451612903226">
            <text:p>0.681451612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420039856655486">
            <text:p>0.4200398567</text:p>
          </table:table-cell>
          <table:table-cell office:value-type="float" office:value="0.67741935483871">
            <text:p>0.6774193548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41472385641221">
            <text:p>0.4147238564</text:p>
          </table:table-cell>
          <table:table-cell office:value-type="float" office:value="0.681451612903226">
            <text:p>0.681451612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409530202775005">
            <text:p>0.4095302028</text:p>
          </table:table-cell>
          <table:table-cell office:value-type="float" office:value="0.685483870967742">
            <text:p>0.68548387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404453593153595">
            <text:p>0.4044535932</text:p>
          </table:table-cell>
          <table:table-cell office:value-type="float" office:value="0.693548387096774">
            <text:p>0.693548387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399484530212601">
            <text:p>0.3994845302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394610240170143">
            <text:p>0.3946102402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389815548787556">
            <text:p>0.3898155488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385083608666858">
            <text:p>0.3850836087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38039650265543">
            <text:p>0.3803965027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37573570422685">
            <text:p>0.3757357042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371082164163444">
            <text:p>0.3710821642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366415275339091">
            <text:p>0.3664152753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361708494867998">
            <text:p>0.3617084949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356914381916645">
            <text:p>0.3569143819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351923151371203">
            <text:p>0.3519231514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3466027194679">
            <text:p>0.3466027195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34116395171542">
            <text:p>0.3411639517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335837474052897">
            <text:p>0.3358374741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330640919846097">
            <text:p>0.3306409198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325551485499957">
            <text:p>0.3255514855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32055523585927">
            <text:p>0.3205552359</text:p>
          </table:table-cell>
          <table:table-cell office:value-type="float" office:value="0.741935483870968">
            <text:p>0.7419354839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315642592406264">
            <text:p>0.3156425924</text:p>
          </table:table-cell>
          <table:table-cell office:value-type="float" office:value="0.745967741935484">
            <text:p>0.745967741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310806403156819">
            <text:p>0.3108064032</text:p>
          </table:table-cell>
          <table:table-cell office:value-type="float" office:value="0.745967741935484">
            <text:p>0.745967741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30604171644376">
            <text:p>0.3060417164</text:p>
          </table:table-cell>
          <table:table-cell office:value-type="float" office:value="0.754032258064516">
            <text:p>0.754032258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30134396245977">
            <text:p>0.3013439625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29670942936672">
            <text:p>0.2967094294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292138051195442">
            <text:p>0.2921380512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287634695859736">
            <text:p>0.2876346959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28320718201402">
            <text:p>0.283207182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278862609912156">
            <text:p>0.2788626099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274604711015577">
            <text:p>0.274604711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270433336563648">
            <text:p>0.2704333366</text:p>
          </table:table-cell>
          <table:table-cell office:value-type="float" office:value="0.766129032258065">
            <text:p>0.7661290323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266345450891921">
            <text:p>0.2663454509</text:p>
          </table:table-cell>
          <table:table-cell office:value-type="float" office:value="0.766129032258065">
            <text:p>0.7661290323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262336600771775">
            <text:p>0.2623366008</text:p>
          </table:table-cell>
          <table:table-cell office:value-type="float" office:value="0.766129032258065">
            <text:p>0.7661290323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258402220751892">
            <text:p>0.2584022208</text:p>
          </table:table-cell>
          <table:table-cell office:value-type="float" office:value="0.766129032258065">
            <text:p>0.766129032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254538553117641">
            <text:p>0.2545385531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250743174702708">
            <text:p>0.2507431747</text:p>
          </table:table-cell>
          <table:table-cell office:value-type="float" office:value="0.778225806451613">
            <text:p>0.7782258065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247015197691569">
            <text:p>0.2470151977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243355249939753">
            <text:p>0.2433552499</text:p>
          </table:table-cell>
          <table:table-cell office:value-type="float" office:value="0.778225806451613">
            <text:p>0.7782258065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239765344960873">
            <text:p>0.239765345</text:p>
          </table:table-cell>
          <table:table-cell office:value-type="float" office:value="0.786290322580645">
            <text:p>0.7862903226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236248670688876">
            <text:p>0.2362486707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232809212897554">
            <text:p>0.2328092129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229451139930545">
            <text:p>0.2294511399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226178040010669">
            <text:p>0.22617804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22299224693996">
            <text:p>0.2229922469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219894464650041">
            <text:p>0.2198944647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216883749488039">
            <text:p>0.2168837495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213957766333772">
            <text:p>0.2139577663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211113175394926">
            <text:p>0.2111131754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208346026210989">
            <text:p>0.2083460262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205652096221426">
            <text:p>0.2056520962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203027170242534">
            <text:p>0.2030271702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200467280781324">
            <text:p>0.2004672808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97968910311836">
            <text:p>0.1979689103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95529121892301">
            <text:p>0.1955291219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9314557432762">
            <text:p>0.1931455743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90816411297653">
            <text:p>0.1908164113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88540067876217">
            <text:p>0.1885400679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86315068854795">
            <text:p>0.1863150689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84139879229644">
            <text:p>0.1841398792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82012826503118">
            <text:p>0.1820128265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79932081114689">
            <text:p>0.1799320811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7789567118267">
            <text:p>0.1778956712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75901512947783">
            <text:p>0.1759015129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73947444905376">
            <text:p>0.1739474449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72031255934341">
            <text:p>0.1720312559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70150699072204">
            <text:p>0.1701506991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68303488589386">
            <text:p>0.1683034886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66487290678649">
            <text:p>0.1664872907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64699732999384">
            <text:p>0.164699733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62938465118502">
            <text:p>0.1629384651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61201288690588">
            <text:p>0.1612012887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59486339603182">
            <text:p>0.1594863396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57792260316969">
            <text:p>0.1577922603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56118282272778">
            <text:p>0.1561182823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54464169626241">
            <text:p>0.1544641696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5283004310381">
            <text:p>0.1528300431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51216162098731">
            <text:p>0.1512161621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49622760614077">
            <text:p>0.1496227606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48050009453191">
            <text:p>0.1480500095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46498128165955">
            <text:p>0.1464981282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44967599619279">
            <text:p>0.1449675996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43459360612388">
            <text:p>0.1434593606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41974812900645">
            <text:p>0.1419748129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4051558620355">
            <text:p>0.1405155862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39083148049202">
            <text:p>0.139083148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37678447647525">
            <text:p>0.1376784476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36301722716599">
            <text:p>0.1363017227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34952470488535">
            <text:p>0.1349524705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33629505519132">
            <text:p>0.1336295055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32331027288186">
            <text:p>0.1323310273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31054660458436">
            <text:p>0.1310546605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29797470299199">
            <text:p>0.1297974703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28555976757231">
            <text:p>0.1285559768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2732617065263">
            <text:p>0.1273261707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26103381233477">
            <text:p>0.1261033812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24881275654059">
            <text:p>0.1248812757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23648322500567">
            <text:p>0.1236483225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2238360368354">
            <text:p>0.1223836037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21069149934073">
            <text:p>0.1210691499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19719211772637">
            <text:p>0.1197192118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18370578438425">
            <text:p>0.1183705784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17046226300407">
            <text:p>0.1170462263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15750471388344">
            <text:p>0.1157504714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14479933065698">
            <text:p>0.1144799331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13230501702955">
            <text:p>0.1132305017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11999663595529">
            <text:p>0.1119996636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10786556483364">
            <text:p>0.1107865565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09591226077103">
            <text:p>0.1095912261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08413853715896">
            <text:p>0.1084138537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07254299190742">
            <text:p>0.1072542992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06111994415915">
            <text:p>0.1061119944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04986060312901">
            <text:p>0.1049860603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03875502478377">
            <text:p>0.1038755025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02779387441222">
            <text:p>0.1027793874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01696947323699">
            <text:p>0.1016969473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0062760043245">
            <text:p>0.1006276004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0995709134391838">
            <text:p>0.0995709134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985265525723697">
            <text:p>0.0985265526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0974942620811251">
            <text:p>0.0974942621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0964738785924241">
            <text:p>0.0964738786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0954653650070147">
            <text:p>0.095465365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0944688409526375">
            <text:p>0.094468841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0934845940299889">
            <text:p>0.093484594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0925130666010001">
            <text:p>0.0925130666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0915548203545201">
            <text:p>0.0915548204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0906104838824988">
            <text:p>0.0906104839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0896806876317991">
            <text:p>0.0896806876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887659877960745">
            <text:p>0.0887659878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0878667793959265">
            <text:p>0.0878667794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0869832019429779">
            <text:p>0.0869832019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086115048323256">
            <text:p>0.0861150483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0852616953955845">
            <text:p>0.0852616954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0844220803989352">
            <text:p>0.0844220804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0835947505308401">
            <text:p>0.0835947505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0827780138659652">
            <text:p>0.0827780139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0819702115093288">
            <text:p>0.0819702115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0811700971466204">
            <text:p>0.0811700971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803772380501578">
            <text:p>0.0803772381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079592268670217">
            <text:p>0.0795922687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0788168229107544">
            <text:p>0.0788168229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0780531178283483">
            <text:p>0.0780531178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077303379635226">
            <text:p>0.0773033796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76569386780449">
            <text:p>0.0765693868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758522773956749">
            <text:p>0.0758522774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075152582851794">
            <text:p>0.0751525829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07447036716976">
            <text:p>0.0744703672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0738053765679603">
            <text:p>0.0738053766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731571576214062">
            <text:p>0.0731571576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072525138905232">
            <text:p>0.0725251389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719086847659222">
            <text:p>0.0719086848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713071311239291">
            <text:p>0.0713071311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707198103726422">
            <text:p>0.0707198104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0701460694269201">
            <text:p>0.0701460694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0695852829272736">
            <text:p>0.0695852829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0690368625138522">
            <text:p>0.0690368625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068500262634911">
            <text:p>0.0685002626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0679749832514385">
            <text:p>0.0679749833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74605698425237">
            <text:p>0.0674605698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66956611191158">
            <text:p>0.0669566112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0664627354824271">
            <text:p>0.0664627355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0659786052549629">
            <text:p>0.0659786053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065503911710818">
            <text:p>0.0655039117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0650383688173937">
            <text:p>0.0650383688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0645817075411235">
            <text:p>0.0645817075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0641336704504582">
            <text:p>0.0641336705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0636940068276505">
            <text:p>0.0636940068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0632624683438398">
            <text:p>0.0632624683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28388052851617">
            <text:p>0.0628388053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0624227632708976">
            <text:p>0.0624227633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062014080377685">
            <text:p>0.0620140804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0616124845752825">
            <text:p>0.0616124846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0612176913884873">
            <text:p>0.0612176914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0608294017271685">
            <text:p>0.0608294017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604472998746593">
            <text:p>0.0604472999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600710516984399">
            <text:p>0.0600710517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597003032509288">
            <text:p>0.0597003033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593346800638628">
            <text:p>0.0593346801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589737875995229">
            <text:p>0.0589737876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0586172134804128">
            <text:p>0.0586172135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0582645322230735">
            <text:p>0.0582645322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0579153131648773">
            <text:p>0.0579153132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0575691319775046">
            <text:p>0.057569132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0572255854781877">
            <text:p>0.0572255855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0568843082753256">
            <text:p>0.0568843083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0565449880851957">
            <text:p>0.0565449881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0562073744096807">
            <text:p>0.0562073744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0558712729060624">
            <text:p>0.0558712729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555365157411332">
            <text:p>0.0555365157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0552028978190436">
            <text:p>0.0552028978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0548700732789172">
            <text:p>0.0548700733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0545374229674837">
            <text:p>0.054537423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0542039415851796">
            <text:p>0.0542039416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538682542105455">
            <text:p>0.0538682542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0535289159285826">
            <text:p>0.0535289159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531850645076411">
            <text:p>0.0531850645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0528371915352795">
            <text:p>0.0528371915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0524874686648402">
            <text:p>0.0524874687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521392202569112">
            <text:p>0.0521392203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0517958405521942">
            <text:p>0.0517958406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0514599052397918">
            <text:p>0.0514599052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0511328944602808">
            <text:p>0.0511328945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508153816492795">
            <text:p>0.0508153816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505073621195351">
            <text:p>0.0505073621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0502085258714601">
            <text:p>0.0502085259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0499184299289261">
            <text:p>0.0499184299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0496365917096504">
            <text:p>0.0496365917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493625343403259">
            <text:p>0.0493625343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490958062223843">
            <text:p>0.0490958062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488359878355223">
            <text:p>0.0488359878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485826926087461">
            <text:p>0.0485826926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0483355652481952">
            <text:p>0.0483355652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0480942791343832">
            <text:p>0.0480942791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0478585335235312">
            <text:p>0.0478585335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476280508668678">
            <text:p>0.0476280509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474025743658621">
            <text:p>0.0474025744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0471818657934969">
            <text:p>0.0471818658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0469657035746581">
            <text:p>0.0469657036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0467538811049431">
            <text:p>0.0467538811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0465462052836962">
            <text:p>0.0465462053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463424952377901">
            <text:p>0.0463424952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461425812148666">
            <text:p>0.0461425812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459463036272293">
            <text:p>0.0459463036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457535122298644">
            <text:p>0.0457535122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45564065417969">
            <text:p>0.0455640654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045377829630885">
            <text:p>0.0453778296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04519467885048">
            <text:p>0.0451946789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0450144941828557">
            <text:p>0.0450144942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0448371635128509">
            <text:p>0.0448371635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446625812212193">
            <text:p>0.0446625812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0444906479546535">
            <text:p>0.044490648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0443212704390615">
            <text:p>0.0443212704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441543613267454">
            <text:p>0.0441543613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439898390684142">
            <text:p>0.0439898391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438276278013435">
            <text:p>0.0438276278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436676572454878">
            <text:p>0.0436676572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435098625999666">
            <text:p>0.0435098626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433541844330964">
            <text:p>0.0433541844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0432005685599642">
            <text:p>0.0432005686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430489659024383">
            <text:p>0.0430489659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428993323273674">
            <text:p>0.0428993323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427516284594923">
            <text:p>0.0427516285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426058194661521">
            <text:p>0.0426058195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424618748111046">
            <text:p>0.0424618748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42319767974569">
            <text:p>0.042319768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421794761357862">
            <text:p>0.0421794761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420409798128283">
            <text:p>0.0420409798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419042624519061">
            <text:p>0.0419042625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41769309954815">
            <text:p>0.04176931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416361101282407">
            <text:p>0.0416361101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415046520321957">
            <text:p>0.041504652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413749251966893">
            <text:p>0.0413749252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41246918665762">
            <text:p>0.0412469187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411206198163457">
            <text:p>0.0411206198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409960128866456">
            <text:p>0.0409960129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408730771362836">
            <text:p>0.0408730771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407517845512018">
            <text:p>0.0407517846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406320970055189">
            <text:p>0.040632097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405139628087337">
            <text:p>0.0405139628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403973126126441">
            <text:p>0.0403973126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402820547447256">
            <text:p>0.0402820547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401680701908773">
            <text:p>0.0401680702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400552076801483">
            <text:p>0.0400552077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399432796137939">
            <text:p>0.0399432796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0398320598729223">
            <text:p>0.0398320599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397212847148687">
            <text:p>0.0397212847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396106578621279">
            <text:p>0.0396106579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394998603538616">
            <text:p>0.0394998604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393885647718982">
            <text:p>0.0393885648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392764523424114">
            <text:p>0.0392764523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391632306605918">
            <text:p>0.0391632307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390486498466732">
            <text:p>0.0390486498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389325158020423">
            <text:p>0.0389325158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388147002586815">
            <text:p>0.0388147003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386951477005608">
            <text:p>0.0386951477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0385738787610927">
            <text:p>0.0385738788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38450988978425">
            <text:p>0.038450989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383266416628252">
            <text:p>0.0383266417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382010543703448">
            <text:p>0.0382010544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380744796473715">
            <text:p>0.0380744796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379471816874715">
            <text:p>0.0379471817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378194110205119">
            <text:p>0.037819411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376913794278325">
            <text:p>0.0376913794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375632372544073">
            <text:p>0.0375632373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37435055561955">
            <text:p>0.0374350556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373068166152844">
            <text:p>0.0373068166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37178418546163">
            <text:p>0.0371784185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370497038164578">
            <text:p>0.0370497038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36920524571267">
            <text:p>0.0369205246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367908550522462">
            <text:p>0.0367908551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366609422037569">
            <text:p>0.0366609422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365314553509666">
            <text:p>0.0365314554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364035889662948">
            <text:p>0.036403589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0362783963227555">
            <text:p>0.0362783963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0361447472724474">
            <text:p>0.0361447473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0359480002099085">
            <text:p>0.0359480002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35640756561351">
            <text:p>0.0356407566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350968827198487">
            <text:p>0.0350968827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344659270394606">
            <text:p>0.034465927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0339162691938698">
            <text:p>0.0339162692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0334318655556382">
            <text:p>0.0334318656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329895814324573">
            <text:p>0.0329895814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325843558955811">
            <text:p>0.0325843559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322219490438511">
            <text:p>0.032221949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319094353414932">
            <text:p>0.0319094353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316450408395151">
            <text:p>0.0316450408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314201502819471">
            <text:p>0.0314201503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312253090619317">
            <text:p>0.0312253091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0310529284839722">
            <text:p>0.0310529285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0308975054261845">
            <text:p>0.0308975054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0307551427880757">
            <text:p>0.0307551428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306230638535918">
            <text:p>0.0306230639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304992559588457">
            <text:p>0.030499256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0303822298344964">
            <text:p>0.0303822298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0302708600536479">
            <text:p>0.0302708601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0301642787005744">
            <text:p>0.0301642787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0300618034356985">
            <text:p>0.0300618034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0299628878837881">
            <text:p>0.0299628879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298670866825434">
            <text:p>0.0298670867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0297740302933057">
            <text:p>0.0297740303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0296834063901569">
            <text:p>0.0296834064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295949457063377">
            <text:p>0.0295949457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295084108732628">
            <text:p>0.0295084109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294235871827991">
            <text:p>0.0294235872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293402744190194">
            <text:p>0.0293402744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292582789782711">
            <text:p>0.029258279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291774054256681">
            <text:p>0.0291774054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290974463772805">
            <text:p>0.0290974464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290181690334728">
            <text:p>0.029018169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289392955606435">
            <text:p>0.0289392956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288604722542974">
            <text:p>0.0288604723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28781217709766">
            <text:p>0.0287812177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287008299370393">
            <text:p>0.0287008299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286182084939274">
            <text:p>0.0286182085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285314889137018">
            <text:p>0.0285314889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284372346301575">
            <text:p>0.0284372346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283285266704837">
            <text:p>0.0283285267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28189334190779">
            <text:p>0.0281893342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279214514507062">
            <text:p>0.0279214515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270094981187675">
            <text:p>0.0270094981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257212118012921">
            <text:p>0.0257212118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249882320582156">
            <text:p>0.0249882321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244152533721055">
            <text:p>0.024415253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238172793778169">
            <text:p>0.023817279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23302727817578">
            <text:p>0.0233027278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229206317077324">
            <text:p>0.0229206317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226273208900282">
            <text:p>0.0226273209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223851605136034">
            <text:p>0.0223851605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221727772860154">
            <text:p>0.0221727773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219782639805967">
            <text:p>0.02197826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217949524955894">
            <text:p>0.0217949525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216194336969299">
            <text:p>0.0216194337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21450444296288">
            <text:p>0.0214504443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212879720182923">
            <text:p>0.021287972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211324739011254">
            <text:p>0.0211324739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209843222166844">
            <text:p>0.0209843222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208435504224351">
            <text:p>0.020843550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207098419568988">
            <text:p>0.020709842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205826387076409">
            <text:p>0.0205826387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204612672339746">
            <text:p>0.0204612672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203450342967391">
            <text:p>0.0203450343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020233283498463">
            <text:p>0.0202332835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201254220854652">
            <text:p>0.0201254221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0200209295449525">
            <text:p>0.0200209295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0199193567147251">
            <text:p>0.0199193567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0198203205598031">
            <text:p>0.0198203206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197234971264642">
            <text:p>0.0197234971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0196286135802226">
            <text:p>0.0196286136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195354393926742">
            <text:p>0.019535439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194437763729904">
            <text:p>0.019443776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0193534471214704">
            <text:p>0.0193534471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0192642814507354">
            <text:p>0.0192642815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0191761002496626">
            <text:p>0.0191761002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0190886960639835">
            <text:p>0.0190886961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0190018092821251">
            <text:p>0.0190018093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0189150982454699">
            <text:p>0.0189150982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18828100936741">
            <text:p>0.0188281009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0187401854054197">
            <text:p>0.0187401854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0186504865028633">
            <text:p>0.0186504865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0185578301543908">
            <text:p>0.0185578302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0184606613632269">
            <text:p>0.018460661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0183570424635001">
            <text:p>0.0183570425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0182449114539098">
            <text:p>0.0182449115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0181229148126149">
            <text:p>0.0181229148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0179918036850848">
            <text:p>0.0179918037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0178553058304869">
            <text:p>0.0178553058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177191053747686">
            <text:p>0.017719105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017588480720469">
            <text:p>0.0175884807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017466581587319">
            <text:p>0.0174665816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0173542816006352">
            <text:p>0.0173542816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0172510052055874">
            <text:p>0.0172510052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171555979857586">
            <text:p>0.017155598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0170668428276124">
            <text:p>0.0170668428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0169836683850828">
            <text:p>0.016983668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0169051959494733">
            <text:p>0.0169051959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0168307236094587">
            <text:p>0.0168307236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0167596938957053">
            <text:p>0.0167596939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0166916621422633">
            <text:p>0.0166916621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0166262704146629">
            <text:p>0.016626270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0165632273601992">
            <text:p>0.016563227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0165022930200415">
            <text:p>0.016502293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164432674630941">
            <text:p>0.016443267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0163859822643597">
            <text:p>0.0163859823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016330294074081">
            <text:p>0.016330294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0162760797210736">
            <text:p>0.016276079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0162232324464625">
            <text:p>0.016223232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0161716589763575">
            <text:p>0.016171659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0161212772227147">
            <text:p>0.016121277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0160720144591449">
            <text:p>0.016072014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0160238058593918">
            <text:p>0.0160238059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015976593315495">
            <text:p>0.0159765933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159303244737239">
            <text:p>0.015930324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0158849519416587">
            <text:p>0.0158849519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0158404326309731">
            <text:p>0.015840432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0157967272087284">
            <text:p>0.015796727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0157537996361338">
            <text:p>0.015753799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0157116167783465">
            <text:p>0.0157116168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015670148072386">
            <text:p>0.015670148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0156293652429111">
            <text:p>0.015629365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0155892420576729">
            <text:p>0.015589242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0155497541160533">
            <text:p>0.0155497541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155108786653565">
            <text:p>0.0155108787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0154725944405037">
            <text:p>0.015472594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0154348815235667">
            <text:p>0.0154348815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0153977212201996">
            <text:p>0.0153977212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0153610959505327">
            <text:p>0.015361096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0153249891524958">
            <text:p>0.0153249892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0152893851958696">
            <text:p>0.0152893852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0152542693056342">
            <text:p>0.0152542693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0152196274934035">
            <text:p>0.0152196275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0151854464959192">
            <text:p>0.0151854465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015151713719727">
            <text:p>0.0151517137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0151184171912875">
            <text:p>0.0151184172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0150855455118763">
            <text:p>0.0150855455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0150530878167196">
            <text:p>0.0150530878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0150210337378846">
            <text:p>0.0150210337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014989373370508">
            <text:p>0.014989373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0149580972420007">
            <text:p>0.0149580972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149271962839107">
            <text:p>0.0149271963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0148966618061674">
            <text:p>0.0148966618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0148664854734645">
            <text:p>0.0148664855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0148366592835647">
            <text:p>0.0148366593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0148071755473393">
            <text:p>0.0148071755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0147780268703728">
            <text:p>0.0147780269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0147492061359856">
            <text:p>0.0147492061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0147207064895408">
            <text:p>0.0147207065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146925213239185">
            <text:p>0.0146925213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0146646442660521">
            <text:p>0.0146646443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0146370691644312">
            <text:p>0.0146370692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0146097900774888">
            <text:p>0.0146097901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0145828012627944">
            <text:p>0.0145828013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0145560971669869">
            <text:p>0.0145560972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0145296724163844">
            <text:p>0.014529672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0145035218082158">
            <text:p>0.0145035218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014477640302424">
            <text:p>0.0144776403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0144520230139948">
            <text:p>0.014452023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0144266652057705">
            <text:p>0.0144266652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0144015622817108">
            <text:p>0.0144015623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143767097805661">
            <text:p>0.0143767098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string">
            <text:p>Time to train (in seconds): 74.128</text:p>
          </table:table-cell>
          <table:table-cell table:number-columns-repeated="3"/>
        </table:table-row>
        <table:table-row table:style-name="ro1">
          <table:table-cell office:value-type="string">
            <text:p>Training set accuracy: 0.9905660377358491</text:p>
          </table:table-cell>
          <table:table-cell table:number-columns-repeated="3"/>
        </table:table-row>
        <table:table-row table:style-name="ro1">
          <table:table-cell office:value-type="string">
            <text:p>Test set accuracy: 0.939516129032258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22:4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22:40:43</dc:date>
    <dc:creator>steve </dc:creator>
    <meta:generator>LibreOffice/3.4$Unix LibreOffice_project/340m1$Build-402</meta:generator>
    <meta:editing-duration>PT9M13S</meta:editing-duration>
    <meta:editing-cycles>2</meta:editing-cycles>
    <meta:document-statistic meta:table-count="1" meta:cell-count="15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06cm" svg:y="0.316cm" chart:style-name="ch2">
          <text:p>alpha=0.1, n=0.2, 64 units (1)</text:p>
        </chart:title>
        <chart:legend chart:legend-position="end" svg:x="10.872cm" svg:y="3.753cm" style:legend-expansion="high" chart:style-name="ch3"/>
        <chart:plot-area chart:style-name="ch4" table:cell-range-address="Sheet1.A14:Sheet1.C513 Sheet1.B13:Sheet1.C13" chart:data-source-has-labels="row" svg:x="1.331cm" svg:y="1.635cm" svg:width="8.901cm" svg:height="6.204cm">
          <chartooo:coordinate-region svg:x="2.058cm" svg:y="1.834cm" svg:width="7.894cm" svg:height="5.358cm"/>
          <chart:axis chart:dimension="x" chart:name="primary-x" chart:style-name="ch5">
            <chart:title svg:x="5.181cm" svg:y="8.019cm" chart:style-name="ch6">
              <text:p>Epochs</text:p>
            </chart:title>
            <chart:grid chart:style-name="ch7" chart:class="major"/>
          </chart:axis>
          <chart:axis chart:dimension="y" chart:name="primary-y" chart:style-name="ch5">
            <chart:title svg:x="0.451cm" svg:y="4.94cm" chart:style-name="ch8">
              <text:p>%</text:p>
            </chart:title>
            <chart:grid chart:style-name="ch7" chart:class="major"/>
          </chart:axis>
          <chart:series chart:style-name="ch9" chart:values-cell-range-address="Sheet1.B14:Sheet1.B513" chart:label-cell-address="Sheet1.B13:Sheet1.B13" chart:class="chart:scatter">
            <chart:domain table:cell-range-address="Sheet1.A14:Sheet1.A513"/>
            <chart:data-point chart:repeated="500"/>
          </chart:series>
          <chart:series chart:style-name="ch10" chart:values-cell-range-address="Sheet1.C14:Sheet1.C513" chart:label-cell-address="Sheet1.C13:Sheet1.C13" chart:class="chart:scatter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raining MSE</text:p>
                <draw:g>
                  <svg:desc>Sheet1.B13:Sheet1.B13</svg:desc>
                </draw:g>
              </table:table-cell>
              <table:table-cell office:value-type="string">
                <text:p> Validation Classification Accuracy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4:Sheet1.A513</svg:desc>
                </draw:g>
              </table:table-cell>
              <table:table-cell office:value-type="float" office:value="0.926952442147729">
                <text:p>0.926952442147729</text:p>
                <draw:g>
                  <svg:desc>Sheet1.B14:Sheet1.B513</svg:desc>
                </draw:g>
              </table:table-cell>
              <table:table-cell office:value-type="float" office:value="0.0887096774193548">
                <text:p>0.0887096774193548</text:p>
                <draw:g>
                  <svg:desc>Sheet1.C14:Sheet1.C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05332546681628">
                <text:p>0.905332546681628</text:p>
              </table:table-cell>
              <table:table-cell office:value-type="float" office:value="0.141129032258065">
                <text:p>0.141129032258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52280869514219">
                <text:p>0.852280869514219</text:p>
              </table:table-cell>
              <table:table-cell office:value-type="float" office:value="0.165322580645161">
                <text:p>0.165322580645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13863297974982">
                <text:p>0.813863297974982</text:p>
              </table:table-cell>
              <table:table-cell office:value-type="float" office:value="0.270161290322581">
                <text:p>0.270161290322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92732041544796">
                <text:p>0.792732041544796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71142433613008">
                <text:p>0.771142433613008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48704390361793">
                <text:p>0.748704390361793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26653433223441">
                <text:p>0.726653433223441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06683495884535">
                <text:p>0.706683495884535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89939718988957">
                <text:p>0.689939718988957</text:p>
              </table:table-cell>
              <table:table-cell office:value-type="float" office:value="0.491935483870968">
                <text:p>0.491935483870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75874983571937">
                <text:p>0.675874983571937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63398205813787">
                <text:p>0.663398205813787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51651016156174">
                <text:p>0.651651016156174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40148881184148">
                <text:p>0.640148881184148</text:p>
              </table:table-cell>
              <table:table-cell office:value-type="float" office:value="0.568548387096774">
                <text:p>0.5685483870967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2872431998225">
                <text:p>0.62872431998225</text:p>
              </table:table-cell>
              <table:table-cell office:value-type="float" office:value="0.592741935483871">
                <text:p>0.592741935483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17408481108946">
                <text:p>0.617408481108946</text:p>
              </table:table-cell>
              <table:table-cell office:value-type="float" office:value="0.620967741935484">
                <text:p>0.620967741935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06303868109511">
                <text:p>0.606303868109511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95507534061762">
                <text:p>0.595507534061762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85086966189301">
                <text:p>0.585086966189301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75079538694096">
                <text:p>0.575079538694096</text:p>
              </table:table-cell>
              <table:table-cell office:value-type="float" office:value="0.641129032258065">
                <text:p>0.6411290322580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65495181766659">
                <text:p>0.565495181766659</text:p>
              </table:table-cell>
              <table:table-cell office:value-type="float" office:value="0.641129032258065">
                <text:p>0.6411290322580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56317320763935">
                <text:p>0.556317320763935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47508392631528">
                <text:p>0.547508392631528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39021813916255">
                <text:p>0.539021813916255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530814993201928">
                <text:p>0.530814993201928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522857854483086">
                <text:p>0.522857854483086</text:p>
              </table:table-cell>
              <table:table-cell office:value-type="float" office:value="0.641129032258065">
                <text:p>0.6411290322580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15133752517277">
                <text:p>0.515133752517277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07633719222877">
                <text:p>0.507633719222877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500349541049085">
                <text:p>0.500349541049085</text:p>
              </table:table-cell>
              <table:table-cell office:value-type="float" office:value="0.641129032258065">
                <text:p>0.641129032258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93270502230147">
                <text:p>0.493270502230147</text:p>
              </table:table-cell>
              <table:table-cell office:value-type="float" office:value="0.641129032258065">
                <text:p>0.6411290322580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86383747360827">
                <text:p>0.486383747360827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79675755741032">
                <text:p>0.479675755741032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73133368746104">
                <text:p>0.473133368746104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66744071842893">
                <text:p>0.466744071842893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60495835153373">
                <text:p>0.460495835153373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54377112529807">
                <text:p>0.454377112529807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48377528476008">
                <text:p>0.448377528476008</text:p>
              </table:table-cell>
              <table:table-cell office:value-type="float" office:value="0.665322580645161">
                <text:p>0.6653225806451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42489293702823">
                <text:p>0.442489293702823</text:p>
              </table:table-cell>
              <table:table-cell office:value-type="float" office:value="0.665322580645161">
                <text:p>0.665322580645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36708744847279">
                <text:p>0.436708744847279</text:p>
              </table:table-cell>
              <table:table-cell office:value-type="float" office:value="0.665322580645161">
                <text:p>0.6653225806451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31036981470101">
                <text:p>0.431036981470101</text:p>
              </table:table-cell>
              <table:table-cell office:value-type="float" office:value="0.669354838709677">
                <text:p>0.6693548387096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25478772343341">
                <text:p>0.425478772343341</text:p>
              </table:table-cell>
              <table:table-cell office:value-type="float" office:value="0.681451612903226">
                <text:p>0.6814516129032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20039856655486">
                <text:p>0.420039856655486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1472385641221">
                <text:p>0.41472385641221</text:p>
              </table:table-cell>
              <table:table-cell office:value-type="float" office:value="0.681451612903226">
                <text:p>0.6814516129032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09530202775005">
                <text:p>0.409530202775005</text:p>
              </table:table-cell>
              <table:table-cell office:value-type="float" office:value="0.685483870967742">
                <text:p>0.6854838709677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04453593153595">
                <text:p>0.404453593153595</text:p>
              </table:table-cell>
              <table:table-cell office:value-type="float" office:value="0.693548387096774">
                <text:p>0.6935483870967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399484530212601">
                <text:p>0.399484530212601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394610240170143">
                <text:p>0.394610240170143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389815548787556">
                <text:p>0.389815548787556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385083608666858">
                <text:p>0.385083608666858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38039650265543">
                <text:p>0.38039650265543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37573570422685">
                <text:p>0.37573570422685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371082164163444">
                <text:p>0.371082164163444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366415275339091">
                <text:p>0.366415275339091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361708494867998">
                <text:p>0.361708494867998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356914381916645">
                <text:p>0.356914381916645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351923151371203">
                <text:p>0.351923151371203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3466027194679">
                <text:p>0.3466027194679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34116395171542">
                <text:p>0.34116395171542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335837474052897">
                <text:p>0.335837474052897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330640919846097">
                <text:p>0.330640919846097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325551485499957">
                <text:p>0.325551485499957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32055523585927">
                <text:p>0.32055523585927</text:p>
              </table:table-cell>
              <table:table-cell office:value-type="float" office:value="0.741935483870968">
                <text:p>0.7419354838709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315642592406264">
                <text:p>0.315642592406264</text:p>
              </table:table-cell>
              <table:table-cell office:value-type="float" office:value="0.745967741935484">
                <text:p>0.7459677419354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310806403156819">
                <text:p>0.310806403156819</text:p>
              </table:table-cell>
              <table:table-cell office:value-type="float" office:value="0.745967741935484">
                <text:p>0.7459677419354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30604171644376">
                <text:p>0.30604171644376</text:p>
              </table:table-cell>
              <table:table-cell office:value-type="float" office:value="0.754032258064516">
                <text:p>0.7540322580645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30134396245977">
                <text:p>0.30134396245977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29670942936672">
                <text:p>0.29670942936672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292138051195442">
                <text:p>0.292138051195442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287634695859736">
                <text:p>0.287634695859736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8320718201402">
                <text:p>0.28320718201402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278862609912156">
                <text:p>0.278862609912156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274604711015577">
                <text:p>0.274604711015577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270433336563648">
                <text:p>0.270433336563648</text:p>
              </table:table-cell>
              <table:table-cell office:value-type="float" office:value="0.766129032258065">
                <text:p>0.7661290322580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266345450891921">
                <text:p>0.266345450891921</text:p>
              </table:table-cell>
              <table:table-cell office:value-type="float" office:value="0.766129032258065">
                <text:p>0.7661290322580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262336600771775">
                <text:p>0.262336600771775</text:p>
              </table:table-cell>
              <table:table-cell office:value-type="float" office:value="0.766129032258065">
                <text:p>0.7661290322580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258402220751892">
                <text:p>0.258402220751892</text:p>
              </table:table-cell>
              <table:table-cell office:value-type="float" office:value="0.766129032258065">
                <text:p>0.7661290322580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254538553117641">
                <text:p>0.254538553117641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250743174702708">
                <text:p>0.250743174702708</text:p>
              </table:table-cell>
              <table:table-cell office:value-type="float" office:value="0.778225806451613">
                <text:p>0.7782258064516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247015197691569">
                <text:p>0.247015197691569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43355249939753">
                <text:p>0.243355249939753</text:p>
              </table:table-cell>
              <table:table-cell office:value-type="float" office:value="0.778225806451613">
                <text:p>0.7782258064516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239765344960873">
                <text:p>0.239765344960873</text:p>
              </table:table-cell>
              <table:table-cell office:value-type="float" office:value="0.786290322580645">
                <text:p>0.7862903225806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236248670688876">
                <text:p>0.236248670688876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232809212897554">
                <text:p>0.232809212897554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229451139930545">
                <text:p>0.229451139930545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226178040010669">
                <text:p>0.226178040010669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22299224693996">
                <text:p>0.22299224693996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219894464650041">
                <text:p>0.219894464650041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216883749488039">
                <text:p>0.216883749488039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213957766333772">
                <text:p>0.213957766333772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11113175394926">
                <text:p>0.211113175394926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208346026210989">
                <text:p>0.208346026210989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205652096221426">
                <text:p>0.205652096221426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203027170242534">
                <text:p>0.203027170242534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200467280781324">
                <text:p>0.200467280781324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197968910311836">
                <text:p>0.197968910311836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195529121892301">
                <text:p>0.195529121892301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19314557432762">
                <text:p>0.19314557432762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190816411297653">
                <text:p>0.190816411297653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188540067876217">
                <text:p>0.188540067876217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86315068854795">
                <text:p>0.186315068854795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184139879229644">
                <text:p>0.184139879229644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182012826503118">
                <text:p>0.182012826503118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179932081114689">
                <text:p>0.179932081114689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17789567118267">
                <text:p>0.17789567118267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175901512947783">
                <text:p>0.175901512947783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173947444905376">
                <text:p>0.173947444905376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172031255934341">
                <text:p>0.172031255934341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170150699072204">
                <text:p>0.170150699072204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168303488589386">
                <text:p>0.168303488589386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166487290678649">
                <text:p>0.166487290678649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164699732999384">
                <text:p>0.164699732999384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162938465118502">
                <text:p>0.162938465118502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161201288690588">
                <text:p>0.161201288690588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159486339603182">
                <text:p>0.159486339603182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157792260316969">
                <text:p>0.157792260316969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156118282272778">
                <text:p>0.156118282272778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154464169626241">
                <text:p>0.154464169626241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15283004310381">
                <text:p>0.15283004310381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151216162098731">
                <text:p>0.151216162098731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149622760614077">
                <text:p>0.149622760614077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148050009453191">
                <text:p>0.148050009453191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146498128165955">
                <text:p>0.146498128165955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144967599619279">
                <text:p>0.144967599619279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143459360612388">
                <text:p>0.143459360612388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141974812900645">
                <text:p>0.141974812900645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14051558620355">
                <text:p>0.14051558620355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139083148049202">
                <text:p>0.139083148049202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137678447647525">
                <text:p>0.137678447647525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136301722716599">
                <text:p>0.136301722716599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134952470488535">
                <text:p>0.134952470488535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133629505519132">
                <text:p>0.133629505519132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132331027288186">
                <text:p>0.132331027288186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131054660458436">
                <text:p>0.131054660458436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129797470299199">
                <text:p>0.129797470299199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128555976757231">
                <text:p>0.128555976757231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12732617065263">
                <text:p>0.12732617065263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126103381233477">
                <text:p>0.126103381233477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124881275654059">
                <text:p>0.124881275654059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123648322500567">
                <text:p>0.123648322500567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12238360368354">
                <text:p>0.12238360368354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121069149934073">
                <text:p>0.121069149934073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119719211772637">
                <text:p>0.119719211772637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118370578438425">
                <text:p>0.118370578438425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117046226300407">
                <text:p>0.117046226300407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115750471388344">
                <text:p>0.115750471388344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114479933065698">
                <text:p>0.114479933065698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113230501702955">
                <text:p>0.113230501702955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111999663595529">
                <text:p>0.111999663595529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110786556483364">
                <text:p>0.110786556483364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109591226077103">
                <text:p>0.109591226077103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108413853715896">
                <text:p>0.108413853715896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107254299190742">
                <text:p>0.107254299190742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106111994415915">
                <text:p>0.106111994415915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104986060312901">
                <text:p>0.104986060312901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103875502478377">
                <text:p>0.103875502478377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102779387441222">
                <text:p>0.102779387441222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101696947323699">
                <text:p>0.101696947323699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10062760043245">
                <text:p>0.10062760043245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995709134391838">
                <text:p>0.0995709134391838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985265525723697">
                <text:p>0.0985265525723697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974942620811251">
                <text:p>0.0974942620811251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964738785924241">
                <text:p>0.0964738785924241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954653650070147">
                <text:p>0.0954653650070147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944688409526375">
                <text:p>0.0944688409526375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934845940299889">
                <text:p>0.0934845940299889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925130666010001">
                <text:p>0.0925130666010001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915548203545201">
                <text:p>0.0915548203545201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906104838824988">
                <text:p>0.0906104838824988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896806876317991">
                <text:p>0.0896806876317991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887659877960745">
                <text:p>0.0887659877960745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878667793959265">
                <text:p>0.0878667793959265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869832019429779">
                <text:p>0.0869832019429779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86115048323256">
                <text:p>0.086115048323256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852616953955845">
                <text:p>0.0852616953955845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844220803989352">
                <text:p>0.0844220803989352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835947505308401">
                <text:p>0.0835947505308401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827780138659652">
                <text:p>0.0827780138659652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819702115093288">
                <text:p>0.0819702115093288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811700971466204">
                <text:p>0.0811700971466204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803772380501578">
                <text:p>0.0803772380501578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79592268670217">
                <text:p>0.079592268670217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788168229107544">
                <text:p>0.0788168229107544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780531178283483">
                <text:p>0.0780531178283483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77303379635226">
                <text:p>0.077303379635226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76569386780449">
                <text:p>0.076569386780449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758522773956749">
                <text:p>0.0758522773956749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75152582851794">
                <text:p>0.075152582851794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7447036716976">
                <text:p>0.07447036716976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738053765679603">
                <text:p>0.0738053765679603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731571576214062">
                <text:p>0.0731571576214062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72525138905232">
                <text:p>0.072525138905232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719086847659222">
                <text:p>0.0719086847659222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713071311239291">
                <text:p>0.0713071311239291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707198103726422">
                <text:p>0.0707198103726422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701460694269201">
                <text:p>0.0701460694269201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695852829272736">
                <text:p>0.0695852829272736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690368625138522">
                <text:p>0.0690368625138522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68500262634911">
                <text:p>0.068500262634911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679749832514385">
                <text:p>0.0679749832514385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674605698425237">
                <text:p>0.0674605698425237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66956611191158">
                <text:p>0.066956611191158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664627354824271">
                <text:p>0.0664627354824271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659786052549629">
                <text:p>0.0659786052549629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65503911710818">
                <text:p>0.065503911710818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650383688173937">
                <text:p>0.0650383688173937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645817075411235">
                <text:p>0.0645817075411235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641336704504582">
                <text:p>0.0641336704504582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636940068276505">
                <text:p>0.0636940068276505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632624683438398">
                <text:p>0.0632624683438398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628388052851617">
                <text:p>0.0628388052851617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624227632708976">
                <text:p>0.0624227632708976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62014080377685">
                <text:p>0.062014080377685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616124845752825">
                <text:p>0.0616124845752825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612176913884873">
                <text:p>0.0612176913884873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608294017271685">
                <text:p>0.0608294017271685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604472998746593">
                <text:p>0.0604472998746593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600710516984399">
                <text:p>0.0600710516984399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597003032509288">
                <text:p>0.0597003032509288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593346800638628">
                <text:p>0.0593346800638628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589737875995229">
                <text:p>0.0589737875995229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586172134804128">
                <text:p>0.0586172134804128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582645322230735">
                <text:p>0.0582645322230735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579153131648773">
                <text:p>0.0579153131648773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575691319775046">
                <text:p>0.0575691319775046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572255854781877">
                <text:p>0.0572255854781877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568843082753256">
                <text:p>0.0568843082753256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565449880851957">
                <text:p>0.0565449880851957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562073744096807">
                <text:p>0.0562073744096807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558712729060624">
                <text:p>0.0558712729060624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555365157411332">
                <text:p>0.0555365157411332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552028978190436">
                <text:p>0.0552028978190436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548700732789172">
                <text:p>0.0548700732789172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545374229674837">
                <text:p>0.0545374229674837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542039415851796">
                <text:p>0.0542039415851796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538682542105455">
                <text:p>0.0538682542105455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535289159285826">
                <text:p>0.0535289159285826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531850645076411">
                <text:p>0.0531850645076411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528371915352795">
                <text:p>0.0528371915352795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524874686648402">
                <text:p>0.0524874686648402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521392202569112">
                <text:p>0.0521392202569112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517958405521942">
                <text:p>0.0517958405521942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514599052397918">
                <text:p>0.0514599052397918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511328944602808">
                <text:p>0.0511328944602808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508153816492795">
                <text:p>0.0508153816492795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505073621195351">
                <text:p>0.0505073621195351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502085258714601">
                <text:p>0.0502085258714601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499184299289261">
                <text:p>0.0499184299289261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496365917096504">
                <text:p>0.0496365917096504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493625343403259">
                <text:p>0.0493625343403259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490958062223843">
                <text:p>0.0490958062223843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488359878355223">
                <text:p>0.0488359878355223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485826926087461">
                <text:p>0.0485826926087461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483355652481952">
                <text:p>0.0483355652481952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480942791343832">
                <text:p>0.0480942791343832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478585335235312">
                <text:p>0.0478585335235312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476280508668678">
                <text:p>0.0476280508668678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474025743658621">
                <text:p>0.0474025743658621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471818657934969">
                <text:p>0.0471818657934969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469657035746581">
                <text:p>0.0469657035746581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467538811049431">
                <text:p>0.0467538811049431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0465462052836962">
                <text:p>0.0465462052836962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463424952377901">
                <text:p>0.0463424952377901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461425812148666">
                <text:p>0.0461425812148666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459463036272293">
                <text:p>0.0459463036272293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457535122298644">
                <text:p>0.0457535122298644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45564065417969">
                <text:p>0.045564065417969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45377829630885">
                <text:p>0.045377829630885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4519467885048">
                <text:p>0.04519467885048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450144941828557">
                <text:p>0.0450144941828557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448371635128509">
                <text:p>0.0448371635128509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446625812212193">
                <text:p>0.0446625812212193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444906479546535">
                <text:p>0.0444906479546535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443212704390615">
                <text:p>0.0443212704390615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441543613267454">
                <text:p>0.0441543613267454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439898390684142">
                <text:p>0.0439898390684142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438276278013435">
                <text:p>0.0438276278013435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436676572454878">
                <text:p>0.0436676572454878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435098625999666">
                <text:p>0.0435098625999666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433541844330964">
                <text:p>0.0433541844330964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432005685599642">
                <text:p>0.0432005685599642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430489659024383">
                <text:p>0.0430489659024383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428993323273674">
                <text:p>0.0428993323273674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427516284594923">
                <text:p>0.0427516284594923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426058194661521">
                <text:p>0.0426058194661521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424618748111046">
                <text:p>0.0424618748111046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42319767974569">
                <text:p>0.042319767974569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421794761357862">
                <text:p>0.0421794761357862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420409798128283">
                <text:p>0.0420409798128283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419042624519061">
                <text:p>0.0419042624519061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41769309954815">
                <text:p>0.041769309954815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416361101282407">
                <text:p>0.0416361101282407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415046520321957">
                <text:p>0.0415046520321957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413749251966893">
                <text:p>0.0413749251966893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41246918665762">
                <text:p>0.041246918665762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411206198163457">
                <text:p>0.0411206198163457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409960128866456">
                <text:p>0.0409960128866456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408730771362836">
                <text:p>0.0408730771362836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407517845512018">
                <text:p>0.0407517845512018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406320970055189">
                <text:p>0.0406320970055189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405139628087337">
                <text:p>0.0405139628087337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403973126126441">
                <text:p>0.0403973126126441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402820547447256">
                <text:p>0.0402820547447256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401680701908773">
                <text:p>0.0401680701908773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400552076801483">
                <text:p>0.0400552076801483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399432796137939">
                <text:p>0.0399432796137939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398320598729223">
                <text:p>0.0398320598729223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397212847148687">
                <text:p>0.0397212847148687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396106578621279">
                <text:p>0.0396106578621279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394998603538616">
                <text:p>0.0394998603538616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393885647718982">
                <text:p>0.0393885647718982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392764523424114">
                <text:p>0.0392764523424114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391632306605918">
                <text:p>0.0391632306605918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390486498466732">
                <text:p>0.0390486498466732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389325158020423">
                <text:p>0.0389325158020423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388147002586815">
                <text:p>0.0388147002586815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386951477005608">
                <text:p>0.0386951477005608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385738787610927">
                <text:p>0.0385738787610927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38450988978425">
                <text:p>0.038450988978425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383266416628252">
                <text:p>0.0383266416628252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382010543703448">
                <text:p>0.0382010543703448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380744796473715">
                <text:p>0.0380744796473715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379471816874715">
                <text:p>0.0379471816874715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378194110205119">
                <text:p>0.0378194110205119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376913794278325">
                <text:p>0.0376913794278325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375632372544073">
                <text:p>0.0375632372544073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37435055561955">
                <text:p>0.037435055561955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373068166152844">
                <text:p>0.0373068166152844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37178418546163">
                <text:p>0.037178418546163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370497038164578">
                <text:p>0.0370497038164578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36920524571267">
                <text:p>0.036920524571267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367908550522462">
                <text:p>0.0367908550522462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366609422037569">
                <text:p>0.0366609422037569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365314553509666">
                <text:p>0.0365314553509666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364035889662948">
                <text:p>0.0364035889662948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362783963227555">
                <text:p>0.0362783963227555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361447472724474">
                <text:p>0.0361447472724474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359480002099085">
                <text:p>0.0359480002099085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35640756561351">
                <text:p>0.035640756561351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350968827198487">
                <text:p>0.0350968827198487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344659270394606">
                <text:p>0.0344659270394606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339162691938698">
                <text:p>0.0339162691938698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334318655556382">
                <text:p>0.0334318655556382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329895814324573">
                <text:p>0.0329895814324573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325843558955811">
                <text:p>0.0325843558955811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322219490438511">
                <text:p>0.0322219490438511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319094353414932">
                <text:p>0.0319094353414932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316450408395151">
                <text:p>0.0316450408395151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314201502819471">
                <text:p>0.0314201502819471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312253090619317">
                <text:p>0.0312253090619317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310529284839722">
                <text:p>0.0310529284839722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308975054261845">
                <text:p>0.0308975054261845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307551427880757">
                <text:p>0.0307551427880757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306230638535918">
                <text:p>0.0306230638535918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304992559588457">
                <text:p>0.0304992559588457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303822298344964">
                <text:p>0.0303822298344964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302708600536479">
                <text:p>0.0302708600536479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301642787005744">
                <text:p>0.0301642787005744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300618034356985">
                <text:p>0.0300618034356985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299628878837881">
                <text:p>0.0299628878837881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298670866825434">
                <text:p>0.0298670866825434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297740302933057">
                <text:p>0.0297740302933057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296834063901569">
                <text:p>0.0296834063901569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295949457063377">
                <text:p>0.0295949457063377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295084108732628">
                <text:p>0.0295084108732628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294235871827991">
                <text:p>0.0294235871827991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293402744190194">
                <text:p>0.0293402744190194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292582789782711">
                <text:p>0.0292582789782711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291774054256681">
                <text:p>0.0291774054256681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290974463772805">
                <text:p>0.0290974463772805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290181690334728">
                <text:p>0.0290181690334728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289392955606435">
                <text:p>0.0289392955606435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288604722542974">
                <text:p>0.0288604722542974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28781217709766">
                <text:p>0.028781217709766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287008299370393">
                <text:p>0.0287008299370393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286182084939274">
                <text:p>0.0286182084939274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285314889137018">
                <text:p>0.0285314889137018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284372346301575">
                <text:p>0.0284372346301575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283285266704837">
                <text:p>0.0283285266704837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28189334190779">
                <text:p>0.028189334190779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279214514507062">
                <text:p>0.0279214514507062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270094981187675">
                <text:p>0.0270094981187675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257212118012921">
                <text:p>0.0257212118012921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249882320582156">
                <text:p>0.0249882320582156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244152533721055">
                <text:p>0.0244152533721055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238172793778169">
                <text:p>0.0238172793778169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23302727817578">
                <text:p>0.023302727817578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229206317077324">
                <text:p>0.0229206317077324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226273208900282">
                <text:p>0.0226273208900282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223851605136034">
                <text:p>0.0223851605136034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221727772860154">
                <text:p>0.0221727772860154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219782639805967">
                <text:p>0.0219782639805967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217949524955894">
                <text:p>0.0217949524955894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216194336969299">
                <text:p>0.0216194336969299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21450444296288">
                <text:p>0.021450444296288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212879720182923">
                <text:p>0.0212879720182923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211324739011254">
                <text:p>0.0211324739011254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209843222166844">
                <text:p>0.0209843222166844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208435504224351">
                <text:p>0.0208435504224351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207098419568988">
                <text:p>0.0207098419568988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205826387076409">
                <text:p>0.0205826387076409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0204612672339746">
                <text:p>0.0204612672339746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203450342967391">
                <text:p>0.0203450342967391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020233283498463">
                <text:p>0.020233283498463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201254220854652">
                <text:p>0.0201254220854652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200209295449525">
                <text:p>0.0200209295449525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0199193567147251">
                <text:p>0.0199193567147251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0198203205598031">
                <text:p>0.0198203205598031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0197234971264642">
                <text:p>0.0197234971264642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0196286135802226">
                <text:p>0.0196286135802226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195354393926742">
                <text:p>0.0195354393926742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0194437763729904">
                <text:p>0.0194437763729904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0193534471214704">
                <text:p>0.0193534471214704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192642814507354">
                <text:p>0.0192642814507354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0191761002496626">
                <text:p>0.0191761002496626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0190886960639835">
                <text:p>0.0190886960639835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0190018092821251">
                <text:p>0.0190018092821251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0189150982454699">
                <text:p>0.0189150982454699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018828100936741">
                <text:p>0.018828100936741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0187401854054197">
                <text:p>0.0187401854054197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186504865028633">
                <text:p>0.0186504865028633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0185578301543908">
                <text:p>0.0185578301543908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184606613632269">
                <text:p>0.0184606613632269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183570424635001">
                <text:p>0.0183570424635001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182449114539098">
                <text:p>0.0182449114539098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0181229148126149">
                <text:p>0.0181229148126149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179918036850848">
                <text:p>0.0179918036850848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0178553058304869">
                <text:p>0.0178553058304869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177191053747686">
                <text:p>0.0177191053747686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17588480720469">
                <text:p>0.017588480720469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17466581587319">
                <text:p>0.017466581587319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173542816006352">
                <text:p>0.0173542816006352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0172510052055874">
                <text:p>0.0172510052055874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0171555979857586">
                <text:p>0.0171555979857586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0170668428276124">
                <text:p>0.0170668428276124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0169836683850828">
                <text:p>0.0169836683850828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0169051959494733">
                <text:p>0.0169051959494733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0168307236094587">
                <text:p>0.0168307236094587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167596938957053">
                <text:p>0.0167596938957053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0166916621422633">
                <text:p>0.0166916621422633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166262704146629">
                <text:p>0.0166262704146629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0165632273601992">
                <text:p>0.0165632273601992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0165022930200415">
                <text:p>0.0165022930200415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164432674630941">
                <text:p>0.016443267463094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163859822643597">
                <text:p>0.016385982264359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16330294074081">
                <text:p>0.01633029407408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162760797210736">
                <text:p>0.016276079721073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0162232324464625">
                <text:p>0.016223232446462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0161716589763575">
                <text:p>0.016171658976357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0161212772227147">
                <text:p>0.016121277222714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160720144591449">
                <text:p>0.0160720144591449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0160238058593918">
                <text:p>0.016023805859391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015976593315495">
                <text:p>0.01597659331549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159303244737239">
                <text:p>0.0159303244737239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158849519416587">
                <text:p>0.015884951941658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0158404326309731">
                <text:p>0.015840432630973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0157967272087284">
                <text:p>0.015796727208728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0157537996361338">
                <text:p>0.015753799636133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157116167783465">
                <text:p>0.015711616778346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015670148072386">
                <text:p>0.01567014807238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156293652429111">
                <text:p>0.015629365242911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155892420576729">
                <text:p>0.0155892420576729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155497541160533">
                <text:p>0.0155497541160533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0155108786653565">
                <text:p>0.0155108786653565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0154725944405037">
                <text:p>0.0154725944405037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0154348815235667">
                <text:p>0.0154348815235667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0153977212201996">
                <text:p>0.0153977212201996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153610959505327">
                <text:p>0.0153610959505327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0153249891524958">
                <text:p>0.0153249891524958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152893851958696">
                <text:p>0.0152893851958696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152542693056342">
                <text:p>0.0152542693056342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0152196274934035">
                <text:p>0.0152196274934035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0151854464959192">
                <text:p>0.0151854464959192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15151713719727">
                <text:p>0.015151713719727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151184171912875">
                <text:p>0.0151184171912875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150855455118763">
                <text:p>0.0150855455118763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150530878167196">
                <text:p>0.0150530878167196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150210337378846">
                <text:p>0.0150210337378846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14989373370508">
                <text:p>0.014989373370508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0149580972420007">
                <text:p>0.0149580972420007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149271962839107">
                <text:p>0.0149271962839107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148966618061674">
                <text:p>0.0148966618061674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148664854734645">
                <text:p>0.0148664854734645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148366592835647">
                <text:p>0.0148366592835647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148071755473393">
                <text:p>0.0148071755473393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147780268703728">
                <text:p>0.0147780268703728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0147492061359856">
                <text:p>0.0147492061359856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0147207064895408">
                <text:p>0.0147207064895408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0146925213239185">
                <text:p>0.0146925213239185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146646442660521">
                <text:p>0.0146646442660521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146370691644312">
                <text:p>0.0146370691644312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0146097900774888">
                <text:p>0.0146097900774888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145828012627944">
                <text:p>0.0145828012627944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0145560971669869">
                <text:p>0.0145560971669869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0145296724163844">
                <text:p>0.0145296724163844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0145035218082158">
                <text:p>0.0145035218082158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014477640302424">
                <text:p>0.014477640302424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0144520230139948">
                <text:p>0.0144520230139948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0144266652057705">
                <text:p>0.0144266652057705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0144015622817108">
                <text:p>0.0144015622817108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143767097805661">
                <text:p>0.0143767097805661</text:p>
              </table:table-cell>
              <table:table-cell office:value-type="float" office:value="0.939516129032258">
                <text:p>0.939516129032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